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1d7795"/>
    </style:style>
    <style:style style:name="P2" style:family="paragraph" style:parent-style-name="Standard">
      <style:text-properties style:font-name="FreeSerif" officeooo:rsid="00074e05" officeooo:paragraph-rsid="001d7795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d779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1d77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d779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d779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ed5aa" style:font-size-asian="11pt" style:font-size-complex="11pt"/>
    </style:style>
    <style:style style:name="P8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d779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paragraph-rsid="001d7795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d7795" style:font-size-asian="11pt" style:font-size-complex="11pt"/>
    </style:style>
    <style:style style:name="P11" style:family="paragraph" style:parent-style-name="Table_20_Contents">
      <style:text-properties style:font-name="FreeSerif" fo:font-size="11pt" officeooo:paragraph-rsid="001d7795" style:font-size-asian="11pt" style:font-size-complex="11pt"/>
    </style:style>
    <style:style style:name="P12" style:family="paragraph" style:parent-style-name="Table_20_Contents">
      <style:text-properties style:font-name="FreeSerif" fo:font-size="11pt" officeooo:paragraph-rsid="001d7795" style:font-size-asian="11pt" style:font-size-complex="11pt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T8" style:family="text">
      <style:text-properties officeooo:rsid="001ed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1"><draw:image xlink:href="Pictures/100002010000004A00000024ECE53FC75B26BC72.png" xlink:type="simple" xlink:show="embed" xlink:actuate="onLoad" loext:mime-type="image/png"/></draw:frame><draw:frame draw:style-name="fr1" draw:name="Изображение17" text:anchor-type="paragraph" svg:x="16.249cm" svg:y="11.123cm" svg:width="1.953cm" svg:height="0.947cm" draw:z-index="3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1.769cm" svg:width="1.953cm" svg:height="0.947cm" draw:z-index="2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847903064" text:style-name="L1">
              <text:list-item>
                <text:p text:style-name="P8"><draw:frame draw:style-name="fr1" draw:name="Изображение2" text:anchor-type="paragraph" svg:x="16.249cm" svg:y="0.482cm" svg:width="1.953cm" svg:height="0.947cm" draw:z-index="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3">Андріцуляк Данил</text:p>
          </table:table-cell>
          <table:table-cell table:style-name="Таблица1.C2" office:value-type="string">
            <text:p text:style-name="P7">9-<text:span text:style-name="T8">Б</text:span></text:p>
          </table:table-cell>
          <table:table-cell table:style-name="Таблица1.D2" office:value-type="string">
            <text:p text:style-name="P10"><text:span text:style-name="T5">03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9"/>
          </table:table-cell>
          <table:table-cell table:style-name="Таблица1.G2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32184781093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3" office:value-type="string">
            <text:p text:style-name="P13">Васильєва Олена</text:p>
          </table:table-cell>
          <table:table-cell table:style-name="Таблица1.C3" office:value-type="string">
            <text:p text:style-name="P7">9-<text:span text:style-name="T8">Б</text:span></text:p>
          </table:table-cell>
          <table:table-cell table:style-name="Таблица1.D3" office:value-type="string">
            <text:p text:style-name="P10"><text:span text:style-name="T5">03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320923499528" text:continue-numbering="true" text:style-name="L1">
              <text:list-item>
                <text:p text:style-name="P8"><draw:frame draw:style-name="fr1" draw:name="Изображение4" text:anchor-type="paragraph" svg:x="16.249cm" svg:y="0.474cm" svg:width="1.953cm" svg:height="0.947cm" draw:z-index="6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3">Гаврильченко Влад</text:p>
          </table:table-cell>
          <table:table-cell table:style-name="Таблица1.C4" office:value-type="string">
            <text:p text:style-name="P7">9-<text:span text:style-name="T8">Б</text:span></text:p>
          </table:table-cell>
          <table:table-cell table:style-name="Таблица1.D4" office:value-type="string">
            <text:p text:style-name="P10"><text:span text:style-name="T5">03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9"/>
          </table:table-cell>
          <table:table-cell table:style-name="Таблица1.G4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32075439808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5" office:value-type="string">
            <text:p text:style-name="P13">Ганжа Микита</text:p>
          </table:table-cell>
          <table:table-cell table:style-name="Таблица1.C5" office:value-type="string">
            <text:p text:style-name="P7">9-<text:span text:style-name="T8">Б</text:span></text:p>
          </table:table-cell>
          <table:table-cell table:style-name="Таблица1.D5" office:value-type="string">
            <text:p text:style-name="P10"><text:span text:style-name="T5">03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9"/>
          </table:table-cell>
          <table:table-cell table:style-name="Таблица1.G5" office:value-type="string">
            <text:p text:style-name="P9"><draw:frame draw:style-name="fr1" draw:name="Изображение5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1203055674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6" office:value-type="string">
            <text:p text:style-name="P13">Гороз Анастасія</text:p>
          </table:table-cell>
          <table:table-cell table:style-name="Таблица1.C6" office:value-type="string">
            <text:p text:style-name="P7">9-<text:span text:style-name="T8">Б</text:span></text:p>
          </table:table-cell>
          <table:table-cell table:style-name="Таблица1.D6" office:value-type="string">
            <text:p text:style-name="P10"><text:span text:style-name="T5">03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><draw:frame draw:style-name="fr1" draw:name="Изображение9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112788840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7" office:value-type="string">
            <text:p text:style-name="P13">Деревянко Анастасія</text:p>
          </table:table-cell>
          <table:table-cell table:style-name="Таблица1.C7" office:value-type="string">
            <text:p text:style-name="P7">9-<text:span text:style-name="T8">Б</text:span></text:p>
          </table:table-cell>
          <table:table-cell table:style-name="Таблица1.D7" office:value-type="string">
            <text:p text:style-name="P10"><text:span text:style-name="T5">03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9"/>
          </table:table-cell>
          <table:table-cell table:style-name="Таблица1.G7" office:value-type="string">
            <text:p text:style-name="P9"><draw:frame draw:style-name="fr1" draw:name="Изображение7" text:anchor-type="paragraph" svg:x="0.203cm" svg:y="0.575cm" svg:width="1.953cm" svg:height="0.947cm" draw:z-index="1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169380448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8" office:value-type="string">
            <text:p text:style-name="P13">Дідус Тетяна</text:p>
          </table:table-cell>
          <table:table-cell table:style-name="Таблица1.C8" office:value-type="string">
            <text:p text:style-name="P7">9-<text:span text:style-name="T8">Б</text:span></text:p>
          </table:table-cell>
          <table:table-cell table:style-name="Таблица1.D8" office:value-type="string">
            <text:p text:style-name="P10"><text:span text:style-name="T5">03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9"/>
          </table:table-cell>
          <table:table-cell table:style-name="Таблица1.G8" office:value-type="string">
            <text:p text:style-name="P9"><draw:frame draw:style-name="fr1" draw:name="Изображение6" text:anchor-type="paragraph" svg:x="0.203cm" svg:y="0.575cm" svg:width="1.953cm" svg:height="0.947cm" draw:z-index="1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172996919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9" office:value-type="string">
            <text:p text:style-name="P13">Долматов Вадим</text:p>
          </table:table-cell>
          <table:table-cell table:style-name="Таблица1.C9" office:value-type="string">
            <text:p text:style-name="P7">9-<text:span text:style-name="T8">Б</text:span></text:p>
          </table:table-cell>
          <table:table-cell table:style-name="Таблица1.D9" office:value-type="string">
            <text:p text:style-name="P10"><text:span text:style-name="T5">03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9"/>
          </table:table-cell>
          <table:table-cell table:style-name="Таблица1.G9" office:value-type="string">
            <text:p text:style-name="P9"><draw:frame draw:style-name="fr1" draw:name="Изображение8" text:anchor-type="paragraph" svg:x="0.203cm" svg:y="0.633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2411473558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0" office:value-type="string">
            <text:p text:style-name="P13">Коваль Володимир</text:p>
          </table:table-cell>
          <table:table-cell table:style-name="Таблица1.C10" office:value-type="string">
            <text:p text:style-name="P7">9-<text:span text:style-name="T8">Б</text:span></text:p>
          </table:table-cell>
          <table:table-cell table:style-name="Таблица1.D10" office:value-type="string">
            <text:p text:style-name="P10"><text:span text:style-name="T5">03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9"/>
          </table:table-cell>
          <table:table-cell table:style-name="Таблица1.G10" office:value-type="string">
            <text:p text:style-name="P9"><draw:frame draw:style-name="fr1" draw:name="Изображение10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2329190196" text:continue-numbering="true" text:style-name="L1">
              <text:list-item>
                <text:p text:style-name="P8"><draw:frame draw:style-name="fr1" draw:name="Изображение12" text:anchor-type="paragraph" svg:x="16.249cm" svg:y="0.503cm" svg:width="1.953cm" svg:height="0.947cm" draw:z-index="1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3">Коломієць Олег</text:p>
          </table:table-cell>
          <table:table-cell table:style-name="Таблица1.C11" office:value-type="string">
            <text:p text:style-name="P7">9-<text:span text:style-name="T8">Б</text:span></text:p>
          </table:table-cell>
          <table:table-cell table:style-name="Таблица1.D11" office:value-type="string">
            <text:p text:style-name="P10"><text:span text:style-name="T5">03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9"/>
          </table:table-cell>
          <table:table-cell table:style-name="Таблица1.G11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32259254780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2" office:value-type="string">
            <text:p text:style-name="P13">Колотіло Марія</text:p>
          </table:table-cell>
          <table:table-cell table:style-name="Таблица1.C12" office:value-type="string">
            <text:p text:style-name="P7">9-<text:span text:style-name="T8">Б</text:span></text:p>
          </table:table-cell>
          <table:table-cell table:style-name="Таблица1.D12" office:value-type="string">
            <text:p text:style-name="P10"><text:span text:style-name="T5">03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9"/>
          </table:table-cell>
          <table:table-cell table:style-name="Таблица1.G12" office:value-type="string">
            <text:p text:style-name="P9"><draw:frame draw:style-name="fr1" draw:name="Изображение11" text:anchor-type="paragraph" svg:x="0.203cm" svg:y="0.575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083442236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3" office:value-type="string">
            <text:p text:style-name="P13">Коцило Олег</text:p>
          </table:table-cell>
          <table:table-cell table:style-name="Таблица1.C13" office:value-type="string">
            <text:p text:style-name="P7">9-<text:span text:style-name="T8">Б</text:span></text:p>
          </table:table-cell>
          <table:table-cell table:style-name="Таблица1.D13" office:value-type="string">
            <text:p text:style-name="P10"><text:span text:style-name="T5">03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9"/>
          </table:table-cell>
          <table:table-cell table:style-name="Таблица1.G13" office:value-type="string">
            <text:p text:style-name="P9"><draw:frame draw:style-name="fr1" draw:name="Изображение14" text:anchor-type="paragraph" svg:x="0.203cm" svg:y="0.575cm" svg:width="1.953cm" svg:height="0.947cm" draw:z-index="1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2655755454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4" office:value-type="string">
            <text:p text:style-name="P13">Кочин Володимир</text:p>
          </table:table-cell>
          <table:table-cell table:style-name="Таблица1.C14" office:value-type="string">
            <text:p text:style-name="P7">9-<text:span text:style-name="T8">Б</text:span></text:p>
          </table:table-cell>
          <table:table-cell table:style-name="Таблица1.D14" office:value-type="string">
            <text:p text:style-name="P10"><text:span text:style-name="T5">03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9"/>
          </table:table-cell>
          <table:table-cell table:style-name="Таблица1.G14" office:value-type="string">
            <text:p text:style-name="P9"><draw:frame draw:style-name="fr1" draw:name="Изображение13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165574412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5" office:value-type="string">
            <text:p text:style-name="P13">Машевський Олександр</text:p>
          </table:table-cell>
          <table:table-cell table:style-name="Таблица1.C15" office:value-type="string">
            <text:p text:style-name="P7">9-<text:span text:style-name="T8">Б</text:span></text:p>
          </table:table-cell>
          <table:table-cell table:style-name="Таблица1.D15" office:value-type="string">
            <text:p text:style-name="P10"><text:span text:style-name="T5">03.09</text:span>.201<text:span text:style-name="T6">9</text:span></text:p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9"/>
          </table:table-cell>
          <table:table-cell table:style-name="Таблица1.G15" office:value-type="string">
            <text:p text:style-name="P9"><draw:frame draw:style-name="fr1" draw:name="Изображение15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198447120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6" office:value-type="string">
            <text:p text:style-name="P13">Оліярник Аліна</text:p>
          </table:table-cell>
          <table:table-cell table:style-name="Таблица1.C16" office:value-type="string">
            <text:p text:style-name="P7">9-<text:span text:style-name="T8">Б</text:span></text:p>
          </table:table-cell>
          <table:table-cell table:style-name="Таблица1.D16" office:value-type="string">
            <text:p text:style-name="P10"><text:span text:style-name="T5">03.09</text:span>.201<text:span text:style-name="T6">9</text:span></text:p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9"/>
          </table:table-cell>
          <table:table-cell table:style-name="Таблица1.G16" office:value-type="string">
            <text:p text:style-name="P9"><draw:frame draw:style-name="fr1" draw:name="Изображение16" text:anchor-type="paragraph" svg:x="0.203cm" svg:y="0.607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32183781105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7" office:value-type="string">
            <text:p text:style-name="P13">Перловський Єгор</text:p>
          </table:table-cell>
          <table:table-cell table:style-name="Таблица1.C17" office:value-type="string">
            <text:p text:style-name="P7">9-<text:span text:style-name="T8">Б</text:span></text:p>
          </table:table-cell>
          <table:table-cell table:style-name="Таблица1.D17" office:value-type="string">
            <text:p text:style-name="P10"><text:span text:style-name="T5">03.09</text:span>.201<text:span text:style-name="T6">9</text:span></text:p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9"/>
          </table:table-cell>
          <table:table-cell table:style-name="Таблица1.G17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32230904477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8" office:value-type="string">
            <text:p text:style-name="P13">Чумаченко Влад</text:p>
          </table:table-cell>
          <table:table-cell table:style-name="Таблица1.C18" office:value-type="string">
            <text:p text:style-name="P7">9-<text:span text:style-name="T8">Б</text:span></text:p>
          </table:table-cell>
          <table:table-cell table:style-name="Таблица1.D18" office:value-type="string">
            <text:p text:style-name="P10"><text:span text:style-name="T5">03.09</text:span>.201<text:span text:style-name="T6">9</text:span></text:p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9"/>
          </table:table-cell>
          <table:table-cell table:style-name="Таблица1.G18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32135108391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9" office:value-type="string">
            <text:p text:style-name="P13">Щегол Давид</text:p>
          </table:table-cell>
          <table:table-cell table:style-name="Таблица1.C19" office:value-type="string">
            <text:p text:style-name="P7">9-<text:span text:style-name="T8">Б</text:span></text:p>
          </table:table-cell>
          <table:table-cell table:style-name="Таблица1.D19" office:value-type="string">
            <text:p text:style-name="P10"><text:span text:style-name="T5">03.09</text:span>.201<text:span text:style-name="T6">9</text:span></text:p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9"/>
          </table:table-cell>
          <table:table-cell table:style-name="Таблица1.G19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2:20:25.254542494</meta:creation-date>
    <dc:date>2019-10-14T12:23:20.478082864</dc:date>
    <meta:editing-duration>PT2M56S</meta:editing-duration>
    <meta:editing-cycles>2</meta:editing-cycles>
    <meta:generator>LibreOffice/6.3.2.2$Linux_X86_64 LibreOffice_project/30$Build-2</meta:generator>
    <meta:document-statistic meta:table-count="1" meta:image-count="18" meta:object-count="0" meta:page-count="1" meta:paragraph-count="103" meta:word-count="142" meta:character-count="978" meta:non-whitespace-character-count="939"/>
  </office:meta>
</office:document-meta>
</file>